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pitch="variable"/>
    <style:font-face style:name="Roboto" svg:font-family="Roboto" style:font-pitch="variable"/>
    <style:font-face style:name="Roboto Condensed" svg:font-family="'Roboto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JP" svg:font-family="'Noto Sans JP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0.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0.679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0.167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0.586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0.57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0.76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0.70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0.68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0.71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0.629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0.578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0.789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0.599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0.595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0.832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0.612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0.84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0.17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0.743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0.679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1.111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0.912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0.734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0.777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0.586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0.768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center" style:writing-mode="lr-tb"/>
      <style:text-properties style:font-name="Roboto" fo:font-size="20pt" fo:font-weight="bold" style:font-size-asian="20pt" style:font-weight-asian="bold" style:font-size-complex="20pt" style:font-weight-complex="bold"/>
    </style:style>
    <style:style style:name="P2" style:family="paragraph">
      <style:text-properties fo:color="#ff80ff" loext:opacity="100%" fo:font-size="8pt" style:font-size-asian="8pt" style:font-size-complex="8pt"/>
    </style:style>
    <style:style style:name="P3" style:family="paragraph">
      <loext:graphic-properties draw:fill="none" draw:fill-color="#ffffff"/>
      <style:paragraph-properties style:writing-mode="lr-tb"/>
      <style:text-properties fo:color="#ff80ff" loext:opacity="100%" style:font-name="Roboto Condensed" fo:font-size="8pt" fo:font-weight="bold" style:font-size-asian="8pt" style:font-weight-asian="bold" style:font-size-complex="8pt" style:font-weight-complex="bold"/>
    </style:style>
    <style:style style:name="P4" style:family="paragraph">
      <style:text-properties fo:color="#80ff80" loext:opacity="100%"/>
    </style:style>
    <style:style style:name="P5" style:family="paragraph">
      <loext:graphic-properties draw:fill="none" draw:fill-color="#ffffff"/>
      <style:paragraph-properties style:writing-mode="lr-tb"/>
      <style:text-properties fo:color="#80ff80" loext:opacity="100%" style:font-name="Roboto Condensed" fo:font-size="9pt" fo:font-weight="bold" style:font-size-asian="9pt" style:font-weight-asian="bold" style:font-size-complex="9pt" style:font-weight-complex="bold"/>
    </style:style>
    <style:style style:name="P6" style:family="paragraph">
      <style:text-properties fo:color="#80ffff" loext:opacity="100%" fo:font-size="7pt" style:font-size-asian="7pt" style:font-size-complex="7pt"/>
    </style:style>
    <style:style style:name="P7" style:family="paragraph">
      <loext:graphic-properties draw:fill="none" draw:fill-color="#ffffff"/>
      <style:paragraph-properties style:writing-mode="lr-tb"/>
      <style:text-properties fo:color="#80ffff" loext:opacity="100%" style:font-name="Roboto Condensed" fo:font-size="7pt" fo:font-weight="bold" fo:background-color="transparent" style:font-size-asian="7pt" style:font-weight-asian="bold" style:font-size-complex="7pt" style:font-weight-complex="bold"/>
    </style:style>
    <style:style style:name="P8" style:family="paragraph">
      <style:text-properties fo:color="#ffff80" loext:opacity="100%" fo:font-size="8pt" style:font-size-asian="8pt" style:font-size-complex="8pt"/>
    </style:style>
    <style:style style:name="P9" style:family="paragraph">
      <loext:graphic-properties draw:fill="none" draw:fill-color="#ffffff"/>
      <style:paragraph-properties style:writing-mode="lr-tb"/>
      <style:text-properties fo:color="#ffff80" loext:opacity="100%" style:font-name="Roboto Condensed" fo:font-size="8pt" fo:font-weight="bold" fo:background-color="#ffff00" style:font-size-asian="8pt" style:font-weight-asian="bold" style:font-size-complex="8pt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fo:color="#80ffff" loext:opacity="100%" style:font-name="Roboto Condensed" fo:font-size="7pt" fo:font-weight="bold" style:font-size-asian="7pt" style:font-weight-asian="bold" style:font-size-complex="7pt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fo:color="#ffff80" loext:opacity="100%" style:font-name="Roboto Condensed" fo:font-size="8pt" fo:font-weight="bold" style:font-size-asian="8pt" style:font-weight-asian="bold" style:font-size-complex="8pt" style:font-weight-complex="bold"/>
    </style:style>
    <style:style style:name="P12" style:family="paragraph">
      <style:text-properties fo:color="#9dffff" loext:opacity="100%" fo:font-size="9pt" style:font-size-asian="9pt" style:font-size-complex="9pt"/>
    </style:style>
    <style:style style:name="P13" style:family="paragraph">
      <loext:graphic-properties draw:fill="none" draw:fill-color="#ffffff"/>
      <style:paragraph-properties style:writing-mode="lr-tb"/>
      <style:text-properties fo:color="#9dffff" loext:opacity="100%" style:font-name="Roboto Condensed" fo:font-size="9pt" fo:font-weight="bold" style:font-size-asian="9pt" style:font-weight-asian="bold" style:font-size-complex="9pt" style:font-weight-complex="bold"/>
    </style:style>
    <style:style style:name="P14" style:family="paragraph">
      <style:paragraph-properties fo:text-align="center" style:writing-mode="lr-tb"/>
      <style:text-properties style:font-name="Roboto Condensed" fo:font-size="18pt" fo:font-weight="bold" style:font-size-asian="18pt" style:font-weight-asian="bold" style:font-size-complex="18pt" style:font-weight-complex="bold"/>
    </style:style>
    <style:style style:name="P15" style:family="paragraph">
      <style:paragraph-properties fo:text-align="center" style:writing-mode="lr-tb"/>
      <style:text-properties style:font-name="Roboto" fo:font-size="12pt" fo:font-weight="bold" style:font-size-asian="12pt" style:font-weight-asian="bold" style:font-size-complex="12pt" style:font-weight-complex="bold"/>
    </style:style>
    <style:style style:name="P16" style:family="paragraph">
      <style:text-properties fo:color="#ff80ff" loext:opacity="100%" fo:font-size="12pt" style:font-size-asian="12pt" style:font-size-complex="12pt"/>
    </style:style>
    <style:style style:name="P17" style:family="paragraph">
      <loext:graphic-properties draw:fill="none" draw:fill-color="#ffffff"/>
      <style:paragraph-properties style:writing-mode="lr-tb"/>
      <style:text-properties fo:color="#ff80ff" loext:opacity="100%" style:font-name="Roboto Condensed" fo:font-size="12pt" fo:font-weight="bold" style:font-size-asian="12pt" style:font-weight-asian="bold" style:font-size-complex="12pt" style:font-weight-complex="bold"/>
    </style:style>
    <style:style style:name="P18" style:family="paragraph">
      <style:paragraph-properties fo:text-align="center"/>
      <style:text-properties fo:color="#ffff80" loext:opacity="100%" fo:font-size="12pt" style:font-size-asian="12pt" style:font-size-complex="12pt"/>
    </style:style>
    <style:style style:name="P19" style:family="paragraph">
      <loext:graphic-properties draw:fill="none" draw:fill-color="#ffffff"/>
      <style:paragraph-properties fo:text-align="center" style:writing-mode="lr-tb"/>
      <style:text-properties fo:color="#ffff80" loext:opacity="100%" style:font-name="Roboto Condensed" fo:font-size="12pt" fo:font-weight="bold" fo:background-color="#ffff6d" style:font-size-asian="12pt" style:font-weight-asian="bold" style:font-size-complex="12pt" style:font-weight-complex="bold"/>
    </style:style>
    <style:style style:name="P20" style:family="paragraph">
      <style:text-properties fo:color="#80ffff" loext:opacity="100%" fo:font-size="12pt" style:font-size-asian="12pt" style:font-size-complex="12pt"/>
    </style:style>
    <style:style style:name="P21" style:family="paragraph">
      <loext:graphic-properties draw:fill="none" draw:fill-color="#ffffff"/>
      <style:paragraph-properties style:writing-mode="lr-tb"/>
      <style:text-properties fo:color="#80ffff" loext:opacity="100%" style:font-name="Roboto Condensed" fo:font-size="12pt" fo:font-weight="bold" style:font-size-asian="12pt" style:font-weight-asian="bold" style:font-size-complex="12pt" style:font-weight-complex="bold"/>
    </style:style>
    <style:style style:name="P22" style:family="paragraph">
      <loext:graphic-properties draw:fill="none" draw:fill-color="#ffffff"/>
      <style:paragraph-properties style:writing-mode="lr-tb"/>
      <style:text-properties style:font-name="Roboto Condensed" fo:font-size="14pt" fo:font-weight="bold" style:font-size-asian="14pt" style:font-weight-asian="bold" style:font-size-complex="14pt" style:font-weight-complex="bold"/>
    </style:style>
    <style:style style:name="P23" style:family="paragraph">
      <loext:graphic-properties draw:fill="none" draw:fill-color="#ffffff"/>
      <style:paragraph-properties style:writing-mode="lr-tb"/>
      <style:text-properties style:font-name="Roboto Condensed" fo:font-size="9pt" fo:font-weight="bold" style:font-size-asian="9pt" style:font-weight-asian="bold" style:font-size-complex="9pt" style:font-weight-complex="bold"/>
    </style:style>
    <style:style style:name="P24" style:family="paragraph">
      <style:text-properties fo:font-size="8pt" style:font-size-asian="8pt" style:font-size-complex="8pt"/>
    </style:style>
    <style:style style:name="P25" style:family="paragraph">
      <loext:graphic-properties draw:fill="none" draw:fill-color="#ffffff"/>
      <style:paragraph-properties style:writing-mode="lr-tb"/>
      <style:text-properties style:font-name="Roboto Condensed" fo:font-size="8pt" fo:font-weight="bold" style:font-size-asian="8pt" style:font-weight-asian="bold" style:font-size-complex="8pt" style:font-weight-complex="bold"/>
    </style:style>
    <style:style style:name="T1" style:family="text">
      <style:text-properties style:font-name="Roboto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ff80ff" loext:opacity="100%" style:font-name="Roboto Condensed" fo:font-size="8pt" fo:font-weight="bold" style:font-size-asian="8pt" style:font-weight-asian="bold" style:font-size-complex="8pt" style:font-weight-complex="bold"/>
    </style:style>
    <style:style style:name="T3" style:family="text">
      <style:text-properties fo:color="#80ff80" loext:opacity="100%" style:font-name="Roboto Condensed" fo:font-size="9pt" fo:font-weight="bold" style:font-size-asian="9pt" style:font-weight-asian="bold" style:font-size-complex="9pt" style:font-weight-complex="bold"/>
    </style:style>
    <style:style style:name="T4" style:family="text">
      <style:text-properties fo:color="#80ffff" loext:opacity="100%" style:font-name="Roboto Condensed" fo:font-size="7pt" fo:font-weight="bold" style:font-size-asian="7pt" style:font-weight-asian="bold" style:font-size-complex="7pt" style:font-weight-complex="bold"/>
    </style:style>
    <style:style style:name="T5" style:family="text">
      <style:text-properties fo:color="#ffff80" loext:opacity="100%" style:font-name="Roboto Condensed" fo:font-size="8pt" fo:font-weight="bold" style:font-size-asian="8pt" style:font-weight-asian="bold" style:font-size-complex="8pt" style:font-weight-complex="bold"/>
    </style:style>
    <style:style style:name="T6" style:family="text">
      <style:text-properties style:font-name="Roboto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9dffff" loext:opacity="100%" style:font-name="Roboto Condensed" fo:font-size="9pt" fo:font-weight="bold" style:font-size-asian="9pt" style:font-weight-asian="bold" style:font-size-complex="9pt" style:font-weight-complex="bold"/>
    </style:style>
    <style:style style:name="T8" style:family="text">
      <style:text-properties style:font-name="Roboto Condensed" fo:font-size="18pt" fo:font-weight="bold" style:font-size-asian="18pt" style:font-weight-asian="bold" style:font-size-complex="18pt" style:font-weight-complex="bold"/>
    </style:style>
    <style:style style:name="T9" style:family="text">
      <style:text-properties fo:color="#ff80ff" loext:opacity="100%" style:font-name="Roboto Condensed"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ffff80" loext:opacity="100%" style:font-name="Roboto Condensed" fo:font-size="12pt" fo:font-weight="bold" style:font-size-asian="12pt" style:font-weight-asian="bold" style:font-size-complex="12pt" style:font-weight-complex="bold"/>
    </style:style>
    <style:style style:name="T11" style:family="text">
      <style:text-properties fo:color="#80ffff" loext:opacity="100%" style:font-name="Roboto Condensed" fo:font-size="12pt" fo:font-weight="bold" style:font-size-asian="12pt" style:font-weight-asian="bold" style:font-size-complex="12pt" style:font-weight-complex="bold"/>
    </style:style>
    <style:style style:name="T12" style:family="text">
      <style:text-properties style:font-name="Roboto Condensed" fo:font-size="14pt" fo:font-weight="bold" style:font-size-asian="14pt" style:font-weight-asian="bold" style:font-size-complex="14pt" style:font-weight-complex="bold"/>
    </style:style>
    <style:style style:name="T13" style:family="text">
      <style:text-properties style:font-name="Roboto Condensed" fo:font-size="9pt" fo:font-weight="bold" style:font-size-asian="9pt" style:font-weight-asian="bold" style:font-size-complex="9pt" style:font-weight-complex="bold"/>
    </style:style>
    <style:style style:name="T14" style:family="text">
      <style:text-properties style:font-name="Roboto Condensed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1cm" svg:x="2.18cm" svg:y="3.5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679cm" svg:height="0.374cm" svg:x="2.19cm" svg:y="3.476cm">
          <draw:text-box>
            <text:p text:style-name="P2"><text:span text:style-name="T2">T-ILS</text:span></text:p>
          </draw:text-box>
        </draw:frame>
        <draw:frame draw:style-name="gr3" draw:text-style-name="P5" draw:layer="layout" svg:width="0.167cm" svg:height="0.374cm" svg:x="3.013cm" svg:y="3.471cm">
          <draw:text-box>
            <text:p text:style-name="P4"><text:span text:style-name="T3">+</text:span></text:p>
          </draw:text-box>
        </draw:frame>
        <draw:frame draw:style-name="gr4" draw:text-style-name="P7" draw:layer="layout" svg:width="0.586cm" svg:height="0.374cm" svg:x="2.187cm" svg:y="4.25cm">
          <draw:text-box>
            <text:p text:style-name="P6"><text:span text:style-name="T4">ABC</text:span></text:p>
          </draw:text-box>
        </draw:frame>
        <draw:frame draw:style-name="gr5" draw:text-style-name="P9" draw:layer="layout" svg:width="0.574cm" svg:height="0.374cm" svg:x="2.724cm" svg:y="4.24cm">
          <draw:text-box>
            <text:p text:style-name="P8"><text:span text:style-name="T5">SYS</text:span></text:p>
          </draw:text-box>
        </draw:frame>
        <draw:custom-shape draw:style-name="gr1" draw:text-style-name="P1" draw:layer="layout" svg:width="1cm" svg:height="1cm" svg:x="3.98cm" svg:y="3.54cm">
          <text:p text:style-name="P1"><text:span text:style-name="T1">2</text:span><text:span text:style-name="T6">N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0.764cm" svg:height="0.374cm" svg:x="3.99cm" svg:y="3.477cm">
          <draw:text-box>
            <text:p text:style-name="P2"><text:span text:style-name="T2">ALOW</text:span></text:p>
          </draw:text-box>
        </draw:frame>
        <draw:frame draw:style-name="gr4" draw:text-style-name="P10" draw:layer="layout" svg:width="0.586cm" svg:height="0.374cm" svg:x="3.985cm" svg:y="4.25cm">
          <draw:text-box>
            <text:p text:style-name="P6"><text:span text:style-name="T4">DEF</text:span></text:p>
          </draw:text-box>
        </draw:frame>
        <draw:frame draw:style-name="gr5" draw:text-style-name="P11" draw:layer="layout" svg:width="0.574cm" svg:height="0.374cm" svg:x="4.473cm" svg:y="4.241cm">
          <draw:text-box>
            <text:p text:style-name="P8"><text:span text:style-name="T5">NAV</text:span></text:p>
          </draw:text-box>
        </draw:frame>
        <draw:custom-shape draw:style-name="gr1" draw:text-style-name="P1" draw:layer="layout" svg:width="1cm" svg:height="1cm" svg:x="5.58cm" svg:y="3.5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0.167cm" svg:height="0.374cm" svg:x="6.407cm" svg:y="3.469cm">
          <draw:text-box>
            <text:p text:style-name="P4"><text:span text:style-name="T3">+</text:span></text:p>
          </draw:text-box>
        </draw:frame>
        <draw:frame draw:style-name="gr4" draw:text-style-name="P10" draw:layer="layout" svg:width="0.586cm" svg:height="0.374cm" svg:x="5.585cm" svg:y="4.256cm">
          <draw:text-box>
            <text:p text:style-name="P6"><text:span text:style-name="T4">GHI</text:span></text:p>
          </draw:text-box>
        </draw:frame>
        <draw:frame draw:style-name="gr5" draw:text-style-name="P11" draw:layer="layout" svg:width="0.574cm" svg:height="0.374cm" svg:x="6.209cm" svg:y="4.242cm">
          <draw:text-box>
            <text:p text:style-name="P8"><text:span text:style-name="T5">WP</text:span></text:p>
          </draw:text-box>
        </draw:frame>
        <draw:custom-shape draw:style-name="gr1" draw:text-style-name="P1" draw:layer="layout" svg:width="1cm" svg:height="1cm" svg:x="2.18cm" svg:y="5.24cm">
          <text:p text:style-name="P1"><text:span text:style-name="T1">4</text:span><text:span text:style-name="T6">W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0.705cm" svg:height="0.374cm" svg:x="2.186cm" svg:y="5.174cm">
          <draw:text-box>
            <text:p text:style-name="P2"><text:span text:style-name="T2">STPT</text:span></text:p>
          </draw:text-box>
        </draw:frame>
        <draw:frame draw:style-name="gr4" draw:text-style-name="P10" draw:layer="layout" svg:width="0.586cm" svg:height="0.374cm" svg:x="2.185cm" svg:y="5.955cm">
          <draw:text-box>
            <text:p text:style-name="P6"><text:span text:style-name="T4">JKL</text:span></text:p>
          </draw:text-box>
        </draw:frame>
        <draw:frame draw:style-name="gr8" draw:text-style-name="P11" draw:layer="layout" svg:width="0.682cm" svg:height="0.661cm" svg:x="2.559cm" svg:y="5.8cm">
          <draw:text-box>
            <text:p text:style-name="P8"><text:span text:style-name="T5">OSET</text:span></text:p>
          </draw:text-box>
        </draw:frame>
        <draw:custom-shape draw:style-name="gr1" draw:text-style-name="P1" draw:layer="layout" svg:width="1cm" svg:height="1cm" svg:x="3.98cm" svg:y="5.24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0.717cm" svg:height="0.374cm" svg:x="3.986cm" svg:y="5.176cm">
          <draw:text-box>
            <text:p text:style-name="P2"><text:span text:style-name="T2">CRUS</text:span></text:p>
          </draw:text-box>
        </draw:frame>
        <draw:frame draw:style-name="gr10" draw:text-style-name="P10" draw:layer="layout" svg:width="0.629cm" svg:height="0.374cm" svg:x="3.977cm" svg:y="5.951cm">
          <draw:text-box>
            <text:p text:style-name="P6"><text:span text:style-name="T4">MNO</text:span></text:p>
          </draw:text-box>
        </draw:frame>
        <draw:frame draw:style-name="gr11" draw:text-style-name="P11" draw:layer="layout" svg:width="0.578cm" svg:height="0.374cm" svg:x="4.475cm" svg:y="5.939cm">
          <draw:text-box>
            <text:p text:style-name="P8"><text:span text:style-name="T5">FPM</text:span></text:p>
          </draw:text-box>
        </draw:frame>
        <draw:custom-shape draw:style-name="gr1" draw:text-style-name="P1" draw:layer="layout" svg:width="1cm" svg:height="1cm" svg:x="5.58cm" svg:y="5.241cm">
          <text:p text:style-name="P1"><text:span text:style-name="T1">6</text:span><text:span text:style-name="T6">E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679cm" svg:height="0.374cm" svg:x="5.591cm" svg:y="5.178cm">
          <draw:text-box>
            <text:p text:style-name="P2"><text:span text:style-name="T2">TIME</text:span></text:p>
          </draw:text-box>
        </draw:frame>
        <draw:frame draw:style-name="gr4" draw:text-style-name="P10" draw:layer="layout" svg:width="0.586cm" svg:height="0.374cm" svg:x="5.581cm" svg:y="5.953cm">
          <draw:text-box>
            <text:p text:style-name="P6"><text:span text:style-name="T4">PQR</text:span></text:p>
          </draw:text-box>
        </draw:frame>
        <draw:frame draw:style-name="gr5" draw:text-style-name="P9" draw:layer="layout" svg:width="0.574cm" svg:height="0.374cm" svg:x="6.093cm" svg:y="5.942cm">
          <draw:text-box>
            <text:p text:style-name="P8"><text:span text:style-name="T5">PRV</text:span></text:p>
          </draw:text-box>
        </draw:frame>
        <draw:custom-shape draw:style-name="gr1" draw:text-style-name="P1" draw:layer="layout" svg:width="1cm" svg:height="1cm" svg:x="2.18cm" svg:y="6.74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0.789cm" svg:height="0.374cm" svg:x="2.186cm" svg:y="6.678cm">
          <draw:text-box>
            <text:p text:style-name="P2"><text:span text:style-name="T2">MARK</text:span></text:p>
          </draw:text-box>
        </draw:frame>
        <draw:frame draw:style-name="gr3" draw:text-style-name="P5" draw:layer="layout" svg:width="0.167cm" svg:height="0.374cm" svg:x="3.052cm" svg:y="6.672cm">
          <draw:text-box>
            <text:p text:style-name="P4"><text:span text:style-name="T3">-</text:span></text:p>
          </draw:text-box>
        </draw:frame>
        <draw:frame draw:style-name="gr4" draw:text-style-name="P10" draw:layer="layout" svg:width="0.586cm" svg:height="0.374cm" svg:x="2.176cm" svg:y="7.453cm">
          <draw:text-box>
            <text:p text:style-name="P6"><text:span text:style-name="T4">STU</text:span></text:p>
          </draw:text-box>
        </draw:frame>
        <draw:frame draw:style-name="gr5" draw:text-style-name="P9" draw:layer="layout" svg:width="0.607cm" svg:height="0.374cm" svg:x="2.575cm" svg:y="7.442cm">
          <draw:text-box>
            <text:p text:style-name="P8"><text:span text:style-name="T5">FPLN</text:span></text:p>
          </draw:text-box>
        </draw:frame>
        <draw:custom-shape draw:style-name="gr1" draw:text-style-name="P1" draw:layer="layout" svg:width="1cm" svg:height="1cm" svg:x="3.981cm" svg:y="6.742cm">
          <text:p text:style-name="P1"><text:span text:style-name="T1">8</text:span><text:span text:style-name="T6">S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679cm" svg:height="0.374cm" svg:x="3.987cm" svg:y="6.679cm">
          <draw:text-box>
            <text:p text:style-name="P2"><text:span text:style-name="T2">FIX</text:span></text:p>
          </draw:text-box>
        </draw:frame>
        <draw:frame draw:style-name="gr13" draw:text-style-name="P10" draw:layer="layout" svg:width="0.599cm" svg:height="0.374cm" svg:x="3.977cm" svg:y="7.452cm">
          <draw:text-box>
            <text:p text:style-name="P6"><text:span text:style-name="T4">VWX</text:span></text:p>
          </draw:text-box>
        </draw:frame>
        <draw:frame draw:style-name="gr14" draw:text-style-name="P11" draw:layer="layout" svg:width="0.595cm" svg:height="0.374cm" svg:x="4.449cm" svg:y="7.441cm">
          <draw:text-box>
            <text:p text:style-name="P8"><text:span text:style-name="T5">MRK</text:span></text:p>
          </draw:text-box>
        </draw:frame>
        <draw:custom-shape draw:style-name="gr1" draw:text-style-name="P1" draw:layer="layout" svg:width="1cm" svg:height="1cm" svg:x="5.581cm" svg:y="6.742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0.832cm" svg:height="0.374cm" svg:x="5.587cm" svg:y="6.679cm">
          <draw:text-box>
            <text:p text:style-name="P2"><text:span text:style-name="T2">A-CAL</text:span></text:p>
          </draw:text-box>
        </draw:frame>
        <draw:frame draw:style-name="gr3" draw:text-style-name="P5" draw:layer="layout" svg:width="0.167cm" svg:height="0.374cm" svg:x="6.455cm" svg:y="6.673cm">
          <draw:text-box>
            <text:p text:style-name="P4"><text:span text:style-name="T3">-</text:span></text:p>
          </draw:text-box>
        </draw:frame>
        <draw:frame draw:style-name="gr4" draw:text-style-name="P10" draw:layer="layout" svg:width="0.586cm" svg:height="0.374cm" svg:x="5.587cm" svg:y="7.455cm">
          <draw:text-box>
            <text:p text:style-name="P6"><text:span text:style-name="T4">YZ</text:span></text:p>
          </draw:text-box>
        </draw:frame>
        <draw:frame draw:style-name="gr16" draw:text-style-name="P11" draw:layer="layout" svg:width="0.612cm" svg:height="0.374cm" svg:x="6.04cm" svg:y="7.444cm">
          <draw:text-box>
            <text:p text:style-name="P8"><text:span text:style-name="T5">MSN</text:span></text:p>
          </draw:text-box>
        </draw:frame>
        <draw:custom-shape draw:style-name="gr1" draw:text-style-name="P1" draw:layer="layout" svg:width="1cm" svg:height="1cm" svg:x="3.981cm" svg:y="8.242cm">
          <text:p text:style-name="P1"><text:span text:style-name="T1">0</text:span><text:span text:style-name="T6">-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3" draw:layer="layout" svg:width="0.84cm" svg:height="0.374cm" svg:x="3.987cm" svg:y="8.177cm">
          <draw:text-box>
            <text:p text:style-name="P2"><text:span text:style-name="T2">M-SEL</text:span></text:p>
          </draw:text-box>
        </draw:frame>
        <draw:frame draw:style-name="gr18" draw:text-style-name="P13" draw:layer="layout" svg:width="0.175cm" svg:height="0.374cm" svg:x="4.008cm" svg:y="8.98cm">
          <draw:text-box>
            <text:p text:style-name="P12"><text:span text:style-name="T7">·</text:span></text:p>
          </draw:text-box>
        </draw:frame>
        <draw:frame draw:style-name="gr17" draw:text-style-name="P11" draw:layer="layout" svg:width="0.84cm" svg:height="0.374cm" svg:x="4.243cm" svg:y="8.941cm">
          <draw:text-box>
            <text:p text:style-name="P8"><text:span text:style-name="T5">STEER</text:span></text:p>
          </draw:text-box>
        </draw:frame>
        <draw:custom-shape draw:style-name="gr1" draw:text-style-name="P14" draw:layer="layout" svg:width="1cm" svg:height="1cm" svg:x="2.181cm" svg:y="8.242cm">
          <text:p text:style-name="P14"><text:span text:style-name="T8">CLR</text:span></text:p>
          <draw:enhanced-geometry svg:viewBox="0 0 21600 21600" draw:type="rectangle" draw:enhanced-path="M 0 0 L 21600 0 21600 21600 0 21600 0 0 Z N"/>
        </draw:custom-shape>
        <draw:frame draw:style-name="gr19" draw:text-style-name="P11" draw:layer="layout" svg:width="0.743cm" svg:height="0.374cm" svg:x="2.517cm" svg:y="8.941cm">
          <draw:text-box>
            <text:p text:style-name="P8"><text:span text:style-name="T5">MALF</text:span></text:p>
          </draw:text-box>
        </draw:frame>
        <draw:custom-shape draw:style-name="gr1" draw:text-style-name="P14" draw:layer="layout" svg:width="1cm" svg:height="1cm" svg:x="5.581cm" svg:y="8.242cm">
          <text:p text:style-name="P14"><text:span text:style-name="T8">ENT</text:span></text:p>
          <draw:enhanced-geometry svg:viewBox="0 0 21600 21600" draw:type="rectangle" draw:enhanced-path="M 0 0 L 21600 0 21600 21600 0 21600 0 0 Z N"/>
        </draw:custom-shape>
        <draw:custom-shape draw:style-name="gr1" draw:text-style-name="P15" draw:layer="layout" svg:width="1cm" svg:height="1cm" svg:x="7.08cm" svg:y="3.541cm">
          <text:p text:style-name="P15"><text:span text:style-name="T6">A/P</text:span></text:p>
          <draw:enhanced-geometry svg:viewBox="0 0 21600 21600" draw:type="rectangle" draw:enhanced-path="M 0 0 L 21600 0 21600 21600 0 21600 0 0 Z N"/>
        </draw:custom-shape>
        <draw:frame draw:style-name="gr20" draw:text-style-name="P17" draw:layer="layout" svg:width="0.679cm" svg:height="0.585cm" svg:x="7.317cm" svg:y="3.43cm">
          <draw:text-box>
            <text:p text:style-name="P16"><text:span text:style-name="T9">IFF</text:span></text:p>
          </draw:text-box>
        </draw:frame>
        <draw:frame draw:style-name="gr21" draw:text-style-name="P19" draw:layer="layout" svg:width="1.111cm" svg:height="0.585cm" svg:x="7.121cm" svg:y="4.087cm">
          <draw:text-box>
            <text:p text:style-name="P18"><text:span text:style-name="T10">FUNC</text:span></text:p>
          </draw:text-box>
        </draw:frame>
        <draw:custom-shape draw:style-name="gr1" draw:text-style-name="P15" draw:layer="layout" svg:width="1cm" svg:height="1cm" svg:x="7.078cm" svg:y="5.242cm">
          <text:p text:style-name="P15"><text:span text:style-name="T6">TCN</text:span></text:p>
          <draw:enhanced-geometry svg:viewBox="0 0 21600 21600" draw:type="rectangle" draw:enhanced-path="M 0 0 L 21600 0 21600 21600 0 21600 0 0 Z N"/>
        </draw:custom-shape>
        <draw:frame draw:style-name="gr22" draw:text-style-name="P17" draw:layer="layout" svg:width="0.912cm" svg:height="0.585cm" svg:x="7.21cm" svg:y="5.129cm">
          <draw:text-box>
            <text:p text:style-name="P16"><text:span text:style-name="T9">LIST</text:span></text:p>
          </draw:text-box>
        </draw:frame>
        <draw:frame draw:style-name="gr23" draw:text-style-name="P21" draw:layer="layout" svg:width="0.734cm" svg:height="0.585cm" svg:x="7.299cm" svg:y="5.784cm">
          <draw:text-box>
            <text:p text:style-name="P20"><text:span text:style-name="T11">LTR</text:span></text:p>
          </draw:text-box>
        </draw:frame>
        <draw:frame draw:style-name="gr24" draw:text-style-name="P22" draw:layer="layout" svg:width="0.777cm" svg:height="0.585cm" svg:x="7.082cm" svg:y="6.585cm">
          <draw:text-box>
            <text:p><text:span text:style-name="T12">A-A</text:span></text:p>
          </draw:text-box>
        </draw:frame>
        <draw:frame draw:style-name="gr25" draw:text-style-name="P22" draw:layer="layout" svg:width="0.586cm" svg:height="0.585cm" svg:x="7.277cm" svg:y="7.51cm">
          <draw:text-box>
            <text:p><text:span text:style-name="T12">S</text:span></text:p>
          </draw:text-box>
        </draw:frame>
        <draw:frame draw:style-name="gr2" draw:text-style-name="P23" draw:layer="layout" svg:width="0.679cm" svg:height="0.374cm" svg:x="7.08cm" svg:y="8.191cm">
          <draw:text-box>
            <text:p><text:span text:style-name="T13">A-G</text:span></text:p>
          </draw:text-box>
        </draw:frame>
        <draw:frame draw:style-name="gr3" draw:text-style-name="P23" draw:layer="layout" svg:width="0.167cm" svg:height="0.374cm" svg:x="8.051cm" svg:y="8.175cm">
          <draw:text-box>
            <text:p><text:span text:style-name="T13">+</text:span></text:p>
          </draw:text-box>
        </draw:frame>
        <draw:custom-shape draw:style-name="gr1" draw:text-style-name="P15" draw:layer="layout" svg:width="1cm" svg:height="1cm" svg:x="7.08cm" svg:y="8.241cm">
          <text:p text:style-name="P15"><text:span text:style-name="T6">ON</text:span></text:p>
          <draw:enhanced-geometry svg:viewBox="0 0 21600 21600" draw:type="rectangle" draw:enhanced-path="M 0 0 L 21600 0 21600 21600 0 21600 0 0 Z N"/>
        </draw:custom-shape>
        <draw:frame draw:style-name="gr26" draw:text-style-name="P17" draw:layer="layout" svg:width="0.768cm" svg:height="0.585cm" svg:x="7.264cm" svg:y="8.118cm">
          <draw:text-box>
            <text:p text:style-name="P16"><text:span text:style-name="T9">A-G</text:span></text:p>
          </draw:text-box>
        </draw:frame>
        <draw:frame draw:style-name="gr4" draw:text-style-name="P25" draw:layer="layout" svg:width="0.586cm" svg:height="0.374cm" svg:x="7.076cm" svg:y="8.943cm">
          <draw:text-box>
            <text:p text:style-name="P24"><text:span text:style-name="T14">SPC</text:span></text:p>
          </draw:text-box>
        </draw:frame>
        <draw:frame draw:style-name="gr14" draw:text-style-name="P11" draw:layer="layout" svg:width="0.595cm" svg:height="0.374cm" svg:x="7.552cm" svg:y="8.944cm">
          <draw:text-box>
            <text:p text:style-name="P8"><text:span text:style-name="T5">WPT</text:span></text:p>
          </draw:text-box>
        </draw:frame>
        <draw:frame draw:style-name="gr2" draw:text-style-name="P23" draw:layer="layout" svg:width="0.679cm" svg:height="0.374cm" svg:x="7.08cm" svg:y="6.692cm">
          <draw:text-box>
            <text:p><text:span text:style-name="T13">A-G</text:span></text:p>
          </draw:text-box>
        </draw:frame>
        <draw:frame draw:style-name="gr3" draw:text-style-name="P23" draw:layer="layout" svg:width="0.167cm" svg:height="0.374cm" svg:x="8.051cm" svg:y="6.676cm">
          <draw:text-box>
            <text:p><text:span text:style-name="T13">+</text:span></text:p>
          </draw:text-box>
        </draw:frame>
        <draw:custom-shape draw:style-name="gr1" draw:text-style-name="P15" draw:layer="layout" svg:width="1cm" svg:height="1cm" svg:x="7.08cm" svg:y="6.742cm">
          <text:p text:style-name="P15"><text:span text:style-name="T6">ILS</text:span></text:p>
          <draw:enhanced-geometry svg:viewBox="0 0 21600 21600" draw:type="rectangle" draw:enhanced-path="M 0 0 L 21600 0 21600 21600 0 21600 0 0 Z N"/>
        </draw:custom-shape>
        <draw:frame draw:style-name="gr24" draw:text-style-name="P17" draw:layer="layout" svg:width="0.777cm" svg:height="0.585cm" svg:x="7.251cm" svg:y="6.621cm">
          <draw:text-box>
            <text:p text:style-name="P16"><text:span text:style-name="T9">A-A</text:span></text:p>
          </draw:text-box>
        </draw:frame>
        <draw:frame draw:style-name="gr4" draw:text-style-name="P25" draw:layer="layout" svg:width="0.586cm" svg:height="0.374cm" svg:x="7.077cm" svg:y="7.444cm">
          <draw:text-box>
            <text:p text:style-name="P24"><text:span text:style-name="T14">MK</text:span></text:p>
          </draw:text-box>
        </draw:frame>
        <draw:frame draw:style-name="gr7" draw:text-style-name="P11" draw:layer="layout" svg:width="0.705cm" svg:height="0.374cm" svg:x="7.456cm" svg:y="7.445cm">
          <draw:text-box>
            <text:p text:style-name="P8"><text:span text:style-name="T5">UPDT</text:span></text:p>
          </draw:text-box>
        </draw:frame>
        <draw:frame draw:style-name="gr5" draw:text-style-name="P25" draw:layer="layout" svg:width="0.574cm" svg:height="0.374cm" svg:x="5.579cm" svg:y="8.948cm">
          <draw:text-box>
            <text:p text:style-name="P24"><text:span text:style-name="T14">HCK</text:span></text:p>
          </draw:text-box>
        </draw:frame>
        <draw:frame draw:style-name="gr5" draw:text-style-name="P11" draw:layer="layout" svg:width="0.574cm" svg:height="0.374cm" svg:x="6.097cm" svg:y="8.948cm">
          <draw:text-box>
            <text:p text:style-name="P8"><text:span text:style-name="T5">PO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pitch="variable"/>
    <style:font-face style:name="Roboto" svg:font-family="Roboto" style:font-pitch="variable"/>
    <style:font-face style:name="Roboto Condensed" svg:font-family="'Roboto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JP" svg:font-family="'Noto Sans JP'" style:font-family-generic="system" style:font-pitch="variable"/>
    <style:font-face style:name="Roboto1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000000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" style:font-family-asian="'Noto Sans JP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1-01T17:00:53.807680061</meta:creation-date>
    <dc:date>2020-11-19T22:58:38.685291119</dc:date>
    <meta:editing-duration>PT2H8M27S</meta:editing-duration>
    <meta:editing-cycles>21</meta:editing-cycles>
    <meta:generator>LibreOffice/7.0.2.2$Linux_X86_64 LibreOffice_project/00$Build-2</meta:generator>
    <meta:print-date>2020-11-19T22:57:58.733753498</meta:print-date>
    <meta:document-statistic meta:object-count="68"/>
  </office:meta>
</office:document-meta>
</file>